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3e06" officeooo:paragraph-rsid="00003e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dno zdanie pojedyncz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 LibreOffice_project/98b30e735bda24bc04ab42594c85f7fd8be07b9c</meta:generator>
    <dc:date>2019-11-16T14:01:32.699000000</dc:date>
    <meta:editing-duration>PT14S</meta:editing-duration>
    <meta:editing-cycles>1</meta:editing-cycles>
    <meta:document-statistic meta:table-count="0" meta:image-count="0" meta:object-count="0" meta:page-count="1" meta:paragraph-count="1" meta:word-count="3" meta:character-count="24" meta:non-whitespace-character-count="22"/>
  </office:meta>
</office:document-meta>
</file>